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co1" style:family="table-column">
      <style:table-column-properties fo:break-before="auto" style:column-width="2.475cm"/>
    </style:style>
    <style:style style:name="co13" style:family="table-column">
      <style:table-column-properties fo:break-before="auto" style:column-width="1.692cm"/>
    </style:style>
    <style:style style:name="ro1" style:family="table-row">
      <style:table-row-properties style:row-height="0.556cm" fo:break-before="auto" style:use-optimal-row-height="false"/>
    </style:style>
    <style:style style:name="ro3" style:family="table-row">
      <style:table-row-properties style:row-height="0.577cm" fo:break-before="auto" style:use-optimal-row-height="true"/>
    </style:style>
    <style:style style:name="ro2" style:family="table-row">
      <style:table-row-properties style:row-height="0.529cm" fo:break-before="auto" style:use-optimal-row-height="false"/>
    </style:style>
    <style:style style:name="ro4" style:family="table-row">
      <style:table-row-properties style:row-height="0.452cm" fo:break-before="auto" style:use-optimal-row-height="false"/>
    </style:style>
    <style:style style:name="ta2" style:family="table" style:master-page-name="PageStyle_5f_Base">
      <style:table-properties table:display="true" style:writing-mode="lr-tb"/>
    </style:style>
    <style:style style:name="ta3" style:family="table" style:master-page-name="PageStyle_5f_Not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3">
        <office:forms form:automatic-focus="false" form:apply-design-mode="false"/>
        <table:table-column table:style-name="co1" table:number-columns-repeated="8" table:default-cell-style-name="Default"/>
        <table:table-column table:style-name="co13"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avec les éléments suivants : </text:p>
          </table:table-cell>
          <table:table-cell table:style-name="ce67" table:number-columns-repeated="7"/>
          <table:table-cell table:number-columns-repeated="1016"/>
        </table:table-row>
        <table:table-row table:style-name="ro1">
          <table:table-cell table:style-name="ce66" office:value-type="string" ns42:value-type="string">
            <text:p>titre / description / URL sur le site / jusqu'à 6 catégories utilisées / date de publication.</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1.877cm" table:end-y="0.476cm" draw:z-index="0" draw:name="image1.png" draw:style-name="gr1" draw:text-style-name="P1" svg:width="0.581cm" svg:height="0.608cm" svg:x="1.296cm" svg:y="0.423cm">
              <draw:image xlink:href="Pictures/100000010000004000000040A32D08CC.png" xlink:type="simple" xlink:show="embed" xlink:actuate="onLoad" draw:mime-type="image/png">
                <text:p/>
              </draw:image>
            </draw:frame>
            <draw:frame table:end-cell-address="Note.C7" table:end-x="0.117cm" table:end-y="0.476cm" draw:z-index="1" draw:name="image2.png" draw:style-name="gr1" draw:text-style-name="P1" svg:width="0.581cm" svg:height="0.608cm" svg:x="2.011cm" svg:y="0.423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 </text:p>
          </table:table-cell>
          <table:table-cell table:style-name="ce67" table:number-columns-repeated="7"/>
          <table:table-cell table:number-columns-repeated="1016"/>
        </table:table-row>
        <table:table-row table:style-name="ro1">
          <table:table-cell table:style-name="ce66" office:value-type="string" ns42:value-type="string">
            <text:p>Pour citer ce document : Base de données du site uneIAparjour.fr au 14/02/2026, Bertrand Formet, licence CC BY 4.0.</text:p>
          </table:table-cell>
          <table:table-cell table:style-name="ce67" table:number-columns-repeated="7"/>
          <table:table-cell table:number-columns-repeated="1016"/>
        </table:table-row>
        <table:table-row table:style-name="ro1" table:number-rows-repeated="2">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70" office:value-type="string" ns42:value-type="string">
            <text:p>Titre</text:p>
          </table:table-cell>
          <table:table-cell table:style-name="ce70" office:value-type="string" ns42:value-type="string">
            <text:p>Description</text:p>
          </table:table-cell>
          <table:table-cell table:style-name="ce77" office:value-type="string" ns42:value-type="string">
            <text:p><text:a xlink:href="http://uneiaparjour.fr/" xlink:type="simple">URL sur uneiaparjour.fr</text:a></text:p>
          </table:table-cell>
          <table:table-cell table:style-name="ce70" office:value-type="string" ns42:value-type="string">
            <text:p>Catégorie 1</text:p>
          </table:table-cell>
          <table:table-cell table:style-name="ce70" office:value-type="string" ns42:value-type="string">
            <text:p>Catégorie 2</text:p>
          </table:table-cell>
          <table:table-cell table:style-name="ce70" office:value-type="string" ns42:value-type="string">
            <text:p>Catégorie 3</text:p>
          </table:table-cell>
          <table:table-cell table:style-name="ce70" office:value-type="string" ns42:value-type="string">
            <text:p>Catégorie 4</text:p>
          </table:table-cell>
          <table:table-cell table:style-name="ce70" office:value-type="string" ns42:value-type="string">
            <text:p>Catégorie 5</text:p>
          </table:table-cell>
          <table:table-cell table:style-name="ce70" office:value-type="string" ns42:value-type="string">
            <text:p>Catégorie 6</text:p>
          </table:table-cell>
          <table:table-cell table:style-name="ce90" office:value-type="string" ns42:value-type="string">
            <text:p>Date de publication</text:p>
          </table:table-cell>
          <table:table-cell table:style-name="ce94"/>
          <table:table-cell table:style-name="ce66" table:number-columns-repeated="19"/>
          <table:table-cell table:number-columns-repeated="994"/>
        </table:table-row>
        <table:table-row>
          <table:table-cell>
            <text:p>World Monitor</text:p>
          </table:table-cell>
          <table:table-cell>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ext:p>https://www.uneiaparjour.fr/world-monitor/</text:p>
          </table:table-cell>
          <table:table-cell>
            <text:p>actualités et fact-checking</text:p>
          </table:table-cell>
          <table:table-cell>
            <text:p>open source</text:p>
          </table:table-cell>
          <table:table-cell>
            <text:p>sans compte</text:p>
          </table:table-cell>
          <table:table-cell>
            <text:p>usage illimité</text:p>
          </table:table-cell>
          <table:table-cell>
            <text:p/>
          </table:table-cell>
          <table:table-cell>
            <text:p/>
          </table:table-cell>
          <table:table-cell>
            <text:p>10/04/2026</text:p>
          </table:table-cell>
        </table:table-row>
        <table:table-row>
          <table:table-cell>
            <text:p>Muse Spark</text:p>
          </table:table-cell>
          <table:table-cell>
            <text:p>Muse Spark (description : https://ai.meta.com/blog/introducing-muse-spark-msl/) est le modèle propriétaire de Meta disponible dans les applications et dans meta.ai.</text:p>
          </table:table-cell>
          <table:table-cell>
            <text:p>https://www.uneiaparjour.fr/muse-spark/</text:p>
          </table:table-cell>
          <table:table-cell>
            <text:p>chatbot</text:p>
          </table:table-cell>
          <table:table-cell>
            <text:p>images</text:p>
          </table:table-cell>
          <table:table-cell>
            <text:p>LLM</text:p>
          </table:table-cell>
          <table:table-cell>
            <text:p>texte</text:p>
          </table:table-cell>
          <table:table-cell>
            <text:p>usage illimité</text:p>
          </table:table-cell>
          <table:table-cell>
            <text:p>vidéo</text:p>
          </table:table-cell>
          <table:table-cell>
            <text:p>11/04/2026</text:p>
          </table:table-cell>
        </table:table-row>
        <table:table-row table:style-name="ro3">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3">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3">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3">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3">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3">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3">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3">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3">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3">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3">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3">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3">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3">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3">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3">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3">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3">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3">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3">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3">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3">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3">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3">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3">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3">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3">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3">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3">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3">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3">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3">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3">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3">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3">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3">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3">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3">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3">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3">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3">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3">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3">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3">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3">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3">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3">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3">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3">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3">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3">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3">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3">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3">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3">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4" table:number-rows-repeated="72">
          <table:table-cell table:number-columns-repeated="1024"/>
        </table:table-row>
        <table:table-row table:style-name="ro4">
          <table:table-cell table:number-columns-repeated="1024"/>
        </table:table-row>
        <table:named-expressions>
          <table:named-range table:name="_xlnm._FilterDatabase" table:base-cell-address="$Note.$A$1" table:cell-range-address="$Base.$A$1:.$AD$1149"/>
        </table:named-expressions>
      </table:table>
      <table:named-expressions/>
      <table:database-ranges>
        <table:database-range table:name="__Anonymous_Sheet_DB__1" table:target-range-address="Base.A1:Base.AD1149"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1">00/00/0000</text:date>, <text:time style:data-style-name="N2" text:time-value="16:16:37.811285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1T16:17:51.302358000</dc:date>
    <meta:editing-duration>PT3M29S</meta:editing-duration>
    <meta:editing-cycles>2</meta:editing-cycles>
    <meta:document-statistic meta:table-count="2" meta:cell-count="7502" meta:object-count="2"/>
    <meta:generator>ODFPY/1.4.1</meta:generator>
  </office:meta>
</office:document-meta>
</file>